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ETABLISSEMENT</text:p>
          </table:table-cell>
          <table:table-cell office:value-type="string" calcext:value-type="string">
            <text:p>FINESS.JU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INESS.GEO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OGICIEL.SAMU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LAMBERT.X</text:p>
          </table:table-cell>
          <table:table-cell office:value-type="string" calcext:value-type="string">
            <text:p>LAMBERT.Y</text:p>
          </table:table-cell>
          <table:table-cell office:value-type="string" calcext:value-type="string">
            <text:p>ABRV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MUR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CH Wissembourg</text:p>
          </table:table-cell>
          <table:table-cell office:value-type="float" office:value="670780543" calcext:value-type="float">
            <text:p>670780543</text:p>
          </table:table-cell>
          <table:table-cell table:formula="of:=[.A3]" office:value-type="string" office:string-value="CH Wissembourg" calcext:value-type="string">
            <text:p>CH Wissembourg</text:p>
          </table:table-cell>
          <table:table-cell office:value-type="float" office:value="670000272" calcext:value-type="float">
            <text:p>670000272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CH Haguenau</text:p>
          </table:table-cell>
          <table:table-cell office:value-type="float" office:value="670780337" calcext:value-type="float">
            <text:p>670780337</text:p>
          </table:table-cell>
          <table:table-cell table:formula="of:=[.A4]" office:value-type="string" office:string-value="CH Haguenau" calcext:value-type="string">
            <text:p>CH Haguenau</text:p>
          </table:table-cell>
          <table:table-cell office:value-type="float" office:value="670000157" calcext:value-type="float">
            <text:p>670000157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CH Saverne</text:p>
          </table:table-cell>
          <table:table-cell office:value-type="float" office:value="670780345" calcext:value-type="float">
            <text:p>670780345</text:p>
          </table:table-cell>
          <table:table-cell table:formula="of:=[.A5]" office:value-type="string" office:string-value="CH Saverne" calcext:value-type="string">
            <text:p>CH Saverne</text:p>
          </table:table-cell>
          <table:table-cell office:value-type="float" office:value="670000165" calcext:value-type="float">
            <text:p>670000165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HTP</text:p>
          </table:table-cell>
          <table:table-cell office:value-type="float" office:value="670783273" calcext:value-type="float">
            <text:p>670783273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Centaure 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HTP Ped</text:p>
          </table:table-cell>
          <table:table-cell office:value-type="float" office:value="670783273" calcext:value-type="float">
            <text:p>670783273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NHC</text:p>
          </table:table-cell>
          <table:table-cell office:value-type="float" office:value="670000025" calcext:value-type="float">
            <text:p>670000025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S</text:p>
          </table:table-cell>
          <table:table-cell office:value-type="float" office:value="670780055" calcext:value-type="float">
            <text:p>670780055</text:p>
          </table:table-cell>
          <table:table-cell office:value-type="string" calcext:value-type="string">
            <text:p>CCOM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Diaconat Strasbourg</text:p>
          </table:table-cell>
          <table:table-cell office:value-type="float" office:value="670000108" calcext:value-type="float">
            <text:p>670000108</text:p>
          </table:table-cell>
          <table:table-cell table:formula="of:=[.A10]" office:value-type="string" office:string-value="Diaconat Strasbourg" calcext:value-type="string">
            <text:p>Diaconat Strasbourg</text:p>
          </table:table-cell>
          <table:table-cell office:value-type="float" office:value="670780162" calcext:value-type="float">
            <text:p>670780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49701.577</text:p>
          </table:table-cell>
          <table:table-cell office:value-type="string" calcext:value-type="string">
            <text:p>6841230.096</text:p>
          </table:table-cell>
          <table:table-cell office:value-type="string" calcext:value-type="string">
            <text:p>D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GHSV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Ste Anne</text:p>
          </table:table-cell>
          <table:table-cell office:value-type="float" office:value="670780212" calcext:value-type="float">
            <text:p>670780212</text:p>
          </table:table-cell>
          <table:table-cell office:value-type="string" calcext:value-type="string">
            <text:p>Orbis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te Odile</text:p>
          </table:table-cell>
          <table:table-cell office:value-type="float" office:value="670016211" calcext:value-type="float">
            <text:p>670016211</text:p>
          </table:table-cell>
          <table:table-cell table:formula="of:=[.A12]" office:value-type="string" office:string-value="Ste Odile" calcext:value-type="string">
            <text:p>Ste Odile</text:p>
          </table:table-cell>
          <table:table-cell office:value-type="float" office:value="670016237" calcext:value-type="float">
            <text:p>670016237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HSV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St Luc</text:p>
          </table:table-cell>
          <table:table-cell office:value-type="float" office:value="670798636" calcext:value-type="float">
            <text:p>670798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inique Orangerie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HMA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H Sélestat</text:p>
          </table:table-cell>
          <table:table-cell office:value-type="float" office:value="670780691" calcext:value-type="float">
            <text:p>670780691</text:p>
          </table:table-cell>
          <table:table-cell table:formula="of:=[.A16]" office:value-type="string" office:string-value="CH Sélestat" calcext:value-type="string">
            <text:p>CH Sélestat</text:p>
          </table:table-cell>
          <table:table-cell office:value-type="float" office:value="670000397" calcext:value-type="float">
            <text:p>670000397</text:p>
          </table:table-cell>
          <table:table-cell office:value-type="string" calcext:value-type="string">
            <text:p>Clinico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CH Colmar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linique du Parc</text:p>
          </table:table-cell>
          <table:table-cell table:style-name="ce1" office:value-type="float" office:value="680001245" calcext:value-type="float">
            <text:p>680001245</text:p>
          </table:table-cell>
          <table:table-cell office:value-type="string" calcext:value-type="string">
            <text:p>Cristal Net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Hôpital Pasteur</text:p>
          </table:table-cell>
          <table:table-cell office:value-type="float" office:value="680000684" calcext:value-type="float">
            <text:p>680000684</text:p>
          </table:table-cell>
          <table:table-cell office:value-type="string" calcext:value-type="string">
            <text:p>Cristal Net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CH Guebwiller</text:p>
          </table:table-cell>
          <table:table-cell office:value-type="float" office:value="680001005" calcext:value-type="float">
            <text:p>680001005</text:p>
          </table:table-cell>
          <table:table-cell table:formula="of:=[.A19]" office:value-type="string" office:string-value="CH Guebwiller" calcext:value-type="string">
            <text:p>CH Guebwiller</text:p>
          </table:table-cell>
          <table:table-cell office:value-type="float" office:value="680000700" calcext:value-type="float">
            <text:p>680000700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H Thann</text:p>
          </table:table-cell>
          <table:table-cell office:value-type="float" office:value="680000437" calcext:value-type="float">
            <text:p>680000437</text:p>
          </table:table-cell>
          <table:table-cell table:formula="of:=[.A20]" office:value-type="string" office:string-value="CH Thann" calcext:value-type="string">
            <text:p>CH Thann</text:p>
          </table:table-cell>
          <table:table-cell office:value-type="float" office:value="680000601" calcext:value-type="float">
            <text:p>680000601</text:p>
          </table:table-cell>
          <table:table-cell office:value-type="string" calcext:value-type="string">
            <text:p>Medis Urgenc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conat Mulhouse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 Fonderie</text:p>
          </table:table-cell>
          <table:table-cell office:value-type="float" office:value="680000320" calcext:value-type="float">
            <text:p>680000320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Diaconat Mulhouse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 Roosvelt</text:p>
          </table:table-cell>
          <table:table-cell office:value-type="float" office:value="680000494" calcext:value-type="float">
            <text:p>680000494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4391.063</text:p>
          </table:table-cell>
          <table:table-cell office:value-type="string" calcext:value-type="string">
            <text:p>6747690.126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H Mulhouse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Emile Muller</text:p>
          </table:table-cell>
          <table:table-cell office:value-type="float" office:value="680004546" calcext:value-type="float">
            <text:p>680004546</text:p>
          </table:table-cell>
          <table:table-cell office:value-type="string" calcext:value-type="string">
            <text:p>Urqual</text:p>
          </table:table-cell>
          <table:table-cell office:value-type="string" calcext:value-type="string">
            <text:p>AppliSam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CH Altkirch</text:p>
          </table:table-cell>
          <table:table-cell office:value-type="float" office:value="680000395" calcext:value-type="float">
            <text:p>680000395</text:p>
          </table:table-cell>
          <table:table-cell table:formula="of:=[.A24]" office:value-type="string" office:string-value="CH Altkirch" calcext:value-type="string">
            <text:p>CH Altkirch</text:p>
          </table:table-cell>
          <table:table-cell office:value-type="float" office:value="680000544" calcext:value-type="float">
            <text:p>680000544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inique des 3 Frontières</text:p>
          </table:table-cell>
          <table:table-cell office:value-type="float" office:value="680000049" calcext:value-type="float">
            <text:p>680000049</text:p>
          </table:table-cell>
          <table:table-cell table:formula="of:=[.A25]" office:value-type="string" office:string-value="Clinique des 3 Frontières" calcext:value-type="string">
            <text:p>Clinique des 3 Frontières</text:p>
          </table:table-cell>
          <table:table-cell office:value-type="float" office:value="680000197" calcext:value-type="float">
            <text:p>680000197</text:p>
          </table:table-cell>
          <table:table-cell office:value-type="string" calcext:value-type="string">
            <text:p>Atalant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(Degré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e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Anne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-3.282728</text:p>
          </table:table-cell>
          <table:table-cell office:value-type="string" calcext:value-type="string">
            <text:p>-273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P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-3.245595</text:p>
          </table:table-cell>
          <table:table-cell office:value-type="string" calcext:value-type="string">
            <text:p>-28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-3.262450</text:p>
          </table:table-cell>
          <table:table-cell office:value-type="string" calcext:value-type="string">
            <text:p>-299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eOdile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-3.270829</text:p>
          </table:table-cell>
          <table:table-cell office:value-type="string" calcext:value-type="string">
            <text:p>-30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conat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-3.083417</text:p>
          </table:table-cell>
          <table:table-cell office:value-type="string" calcext:value-type="string">
            <text:p>-717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Muller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-3.090590</text:p>
          </table:table-cell>
          <table:table-cell office:value-type="string" calcext:value-type="string">
            <text:p>-72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Fr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-3.180843</text:p>
          </table:table-cell>
          <table:table-cell office:value-type="string" calcext:value-type="string">
            <text:p>-776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uebwiller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-3.033235</text:p>
          </table:table-cell>
          <table:table-cell office:value-type="string" calcext:value-type="string">
            <text:p>-653.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hann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-2.581867</text:p>
          </table:table-cell>
          <table:table-cell office:value-type="string" calcext:value-type="string">
            <text:p>-692.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tkirch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-3.051071</text:p>
          </table:table-cell>
          <table:table-cell office:value-type="string" calcext:value-type="string">
            <text:p>-7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mar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-3.084987</text:p>
          </table:table-cell>
          <table:table-cell office:value-type="string" calcext:value-type="string">
            <text:p>-578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lestat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-3.130346</text:p>
          </table:table-cell>
          <table:table-cell office:value-type="string" calcext:value-type="string">
            <text:p>-48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Luc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-3.035384</text:p>
          </table:table-cell>
          <table:table-cell office:value-type="string" calcext:value-type="string">
            <text:p>-356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guenau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-3.280254</text:p>
          </table:table-cell>
          <table:table-cell office:value-type="string" calcext:value-type="string">
            <text:p>-149.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issembourg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-3.344325</text:p>
          </table:table-cell>
          <table:table-cell office:value-type="string" calcext:value-type="string">
            <text:p>3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verne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-3.092168</text:p>
          </table:table-cell>
          <table:table-cell office:value-type="string" calcext:value-type="string">
            <text:p>-185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aconnat_Roosvelt</text:p>
          </table:table-cell>
          <table:table-cell office:value-type="string" calcext:value-type="string">
            <text:p>1024391.063</text:p>
          </table:table-cell>
          <table:table-cell office:value-type="string" calcext:value-type="string">
            <text:p>6747690.126</text:p>
          </table:table-cell>
          <table:table-cell office:value-type="string" calcext:value-type="string">
            <text:p>-3.083419</text:p>
          </table:table-cell>
          <table:table-cell office:value-type="string" calcext:value-type="string">
            <text:p>-717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aconnat_Strasbourg</text:p>
          </table:table-cell>
          <table:table-cell office:value-type="string" calcext:value-type="string">
            <text:p>1049701.577</text:p>
          </table:table-cell>
          <table:table-cell office:value-type="string" calcext:value-type="string">
            <text:p>6841230.096</text:p>
          </table:table-cell>
          <table:table-cell office:value-type="string" calcext:value-type="string">
            <text:p>-3.263071</text:p>
          </table:table-cell>
          <table:table-cell office:value-type="string" calcext:value-type="string">
            <text:p>-29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OM</text:p>
          </table:table-cell>
          <table:table-cell office:value-type="string" calcext:value-type="string">
            <text:p>1048454.774</text:p>
          </table:table-cell>
          <table:table-cell office:value-type="string" calcext:value-type="string">
            <text:p>6836747.993</text:p>
          </table:table-cell>
          <table:table-cell office:value-type="string" calcext:value-type="string">
            <text:p>-3.253715</text:p>
          </table:table-cell>
          <table:table-cell office:value-type="string" calcext:value-type="string">
            <text:p>-323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.Orangerie</text:p>
          </table:table-cell>
          <table:table-cell office:value-type="string" calcext:value-type="string">
            <text:p>1051167.558</text:p>
          </table:table-cell>
          <table:table-cell office:value-type="string" calcext:value-type="string">
            <text:p>6842661.091</text:p>
          </table:table-cell>
          <table:table-cell office:value-type="string" calcext:value-type="string">
            <text:p>-3.272559</text:p>
          </table:table-cell>
          <table:table-cell office:value-type="string" calcext:value-type="string">
            <text:p>-290.5</text:p>
          </table:table-cell>
          <table:table-cell table:number-columns-repeated="7"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3-23T11:11:51.918401059</meta:creation-date>
    <dc:date>2014-03-23T14:44:13.737268251</dc:date>
    <dc:creator>jcb </dc:creator>
    <meta:editing-duration>PT3H16M37S</meta:editing-duration>
    <meta:editing-cycles>12</meta:editing-cycles>
    <meta:generator>LibreOffice/4.1.3.2$Linux_X86_64 LibreOffice_project/410m0$Build-2</meta:generator>
    <meta:document-statistic meta:table-count="1" meta:cell-count="372" meta:object-count="0"/>
  </office:meta>
</office:document-meta>
</file>